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20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9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7624" calcext:value-type="float">
            <text:p>22.1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064" calcext:value-type="float">
            <text:p>20.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6048" calcext:value-type="float">
            <text:p>20.19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29711</text:p>
          </table:table-cell>
          <table:table-cell office:value-type="string" calcext:value-type="string">
            <text:p>196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1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84" meta:object-count="0"/>
    <meta:user-defined meta:name="AppVersion">3.0</meta:user-defined>
  </office:meta>
</office:document-meta>
</file>